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Times New Roman" fo:font-size="19pt" fo:font-weight="bold" style:font-name-asian="Times New Roman1" style:font-size-asian="19pt" style:font-weight-asian="bold" style:font-name-complex="Times New Roman1" style:font-size-complex="19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officeooo:rsid="000f6929" officeooo:paragraph-rsid="000f6929"/>
    </style:style>
    <style:style style:name="P5" style:family="paragraph" style:parent-style-name="Standard">
      <style:paragraph-properties fo:text-align="justify" style:justify-single-word="false"/>
      <style:text-properties officeooo:rsid="000f6929" officeooo:paragraph-rsid="0010bd59"/>
    </style:style>
    <style:style style:name="P6" style:family="paragraph" style:parent-style-name="Standard">
      <style:paragraph-properties fo:text-align="justify" style:justify-single-word="false"/>
      <style:text-properties officeooo:rsid="000f6929" officeooo:paragraph-rsid="0015f54d"/>
    </style:style>
    <style:style style:name="P7" style:family="paragraph" style:parent-style-name="Standard">
      <style:paragraph-properties fo:text-align="justify" style:justify-single-word="false"/>
      <style:text-properties officeooo:rsid="000f6929" officeooo:paragraph-rsid="00173f3a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6929" officeooo:paragraph-rsid="0010bd59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f6929" officeooo:paragraph-rsid="000f6929" style:font-weight-asian="bold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weight="bold" officeooo:rsid="000f6929" officeooo:paragraph-rsid="000f6929" fo:background-color="#ccccc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officeooo:rsid="0015f54d"/>
    </style:style>
    <style:style style:name="P12" style:family="paragraph" style:parent-style-name="Standard">
      <style:paragraph-properties fo:text-align="justify" style:justify-single-word="false"/>
      <style:text-properties officeooo:rsid="00173f3a" officeooo:paragraph-rsid="00173f3a"/>
    </style:style>
    <style:style style:name="P13" style:family="paragraph" style:parent-style-name="Standard">
      <style:paragraph-properties fo:text-align="justify" style:justify-single-word="false"/>
      <style:text-properties officeooo:rsid="001a613d" officeooo:paragraph-rsid="001a613d"/>
    </style:style>
    <style:style style:name="P14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0000ff" style:font-name="Times New Roman" fo:font-size="19pt" fo:font-weight="bold" style:font-name-asian="Times New Roman1" style:font-size-asian="19pt" style:font-weight-asian="bold" style:font-name-complex="Times New Roman1" style:font-size-complex="19pt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6" style:family="text">
      <style:text-properties style:font-name="Times New Roman" style:font-name-asian="Times New Roman1" style:font-name-complex="Times New Roman1"/>
    </style:style>
    <style:style style:name="T7" style:family="text">
      <style:text-properties officeooo:rsid="000ff1dd"/>
    </style:style>
    <style:style style:name="T8" style:family="text">
      <style:text-properties officeooo:rsid="0010bd59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5pt" fo:font-weight="bold" officeooo:rsid="0015f54d" style:font-size-asian="15pt" style:font-weight-asian="bold" style:font-size-complex="15pt" style:font-weight-complex="bold"/>
    </style:style>
    <style:style style:name="T11" style:family="text">
      <style:text-properties officeooo:rsid="00173f3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1">TEFCONNECT 2020 : ma vision</text:span></text:p>
      <text:p text:style-name="P1"/>
      <text:p text:style-name="P2"/>
      <text:p text:style-name="P3"><text:bookmark-start text:name="__DdeLink__7_508094073"/><text:span text:style-name="T2">Dans notre pays et sur le continent africain en particulier, et à travers le monde entier en générale, le nombre de “la population active est plus rapide que celle des offres d’emploi” selon l’Organisation International du Travail. Cette problématique liée au chômage a sérieusement attiré mon attention. A ce titre, pour favoriser l'entreprenariat et la création d’emploi sur le continent africain, j’ai décidé depuis 2 ans d’apporter ma pierre à l’édifice en créant </text:span><text:span text:style-name="T3">COBAM</text:span><text:span text:style-name="T2">. </text:span><text:span text:style-name="T3"><text:s/></text:span><text:span text:style-name="T2">L’objectif de mon projet d’intérêt commun est de </text:span><text:span text:style-name="T5">créer des opportunités d’emploi grâce à mon</text:span><text:span text:style-name="T4"> projet taxi</text:span><text:span text:style-name="T2">.</text:span><text:bookmark-end text:name="__DdeLink__7_508094073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0"><text:soft-page-break/><text:span text:style-name="T6">Projet COBAM</text:span></text:p>
      <text:p text:style-name="P11"/>
      <text:p text:style-name="P5"><text:span text:style-name="T9">Idée :</text:span> </text:p>
      <text:p text:style-name="P13">créer 50 emplois en 5 ans.</text:p>
      <text:p text:style-name="P5"/>
      <text:p text:style-name="P5">Cré<text:span text:style-name="T7">er</text:span> une startup spécialisé dans le dom<text:span text:style-name="T7">a</text:span>ine de la mobilité urbaine , </text:p>
      <text:p text:style-name="P4"/>
      <text:p text:style-name="P9">Explication de l’idée :</text:p>
      <text:p text:style-name="P4"/>
      <text:p text:style-name="P4"/>
      <text:p text:style-name="P8">Idée de démarrage : </text:p>
      <text:p text:style-name="P5"/>
      <text:p text:style-name="P5"><text:span text:style-name="T8">COBAM, startup spécialisé dans le domaine de la mobilité en zone urbaine, ambitionne sur les 5 ans prochaines années s’établir comme leader national dans la transformation des besoins de mobilité et de la proposition de services destinés à la vie des usagers.</text:span></text:p>
      <text:p text:style-name="P6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6"/>
      <text:p text:style-name="P6"><text:span text:style-name="T10">Ma vision</text:span><text:tab/></text:p>
      <text:p text:style-name="P6"/>
      <text:p text:style-name="P7"><text:span text:style-name="T11">1 : Devenez maître de votre destin en 1 an avec YOUMIICAR.</text:span></text:p>
      <text:p text:style-name="P12"/>
      <text:p text:style-name="P12">2 : Devenez votre propre manager en 1 ans avec YOUMIICAR.</text:p>
      <text:p text:style-name="P12"/>
      <text:p text:style-name="P12">3 : </text:p>
      <text:p text:style-name="P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LO-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LO-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LO-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LO-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LO-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fr" fo:country="FR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LO-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LO-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dc:date>2020-03-06T18:20:44.708281642</dc:date>
    <meta:editing-cycles>4</meta:editing-cycles>
    <meta:editing-duration>PT28M58S</meta:editing-duration>
    <meta:generator>LibreOffice/6.1.6.3$Linux_X86_64 LibreOffice_project/10$Build-3</meta:generator>
    <meta:document-statistic meta:table-count="0" meta:image-count="0" meta:object-count="0" meta:page-count="2" meta:paragraph-count="15" meta:word-count="195" meta:character-count="1367" meta:non-whitespace-character-count="966"/>
  </office:meta>
</office:document-meta>
</file>